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3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draw:auto-grow-height="true" fo:min-height="12.573cm"/>
    </style:style>
    <style:style style:name="pr4" style:family="presentation" style:parent-style-name="TWU_20_Slide-title">
      <style:graphic-properties draw:fill-color="#ffffff" draw:auto-grow-height="true" fo:min-height="3.178cm"/>
    </style:style>
    <style:style style:name="pr5" style:family="presentation" style:parent-style-name="TWU_20_Slide-outline1">
      <style:graphic-properties draw:fill-color="#ffffff" draw:auto-grow-height="true" fo:min-height="14.267cm"/>
    </style:style>
    <style:style style:name="pr6" style:family="presentation" style:parent-style-name="TWU_20_Slide-notes">
      <style:graphic-properties draw:fill-color="#ffffff" draw:auto-grow-height="true" fo:min-height="12.573cm"/>
    </style:style>
    <style:style style:name="pr7" style:family="presentation" style:parent-style-name="TWU_20_Slide-title">
      <style:graphic-properties fo:min-height="2.927cm"/>
    </style:style>
    <style:style style:name="pr8" style:family="presentation" style:parent-style-name="TWU_20_Slide-outline1">
      <style:graphic-properties fo:min-height="14.016cm"/>
    </style:style>
    <style:style style:name="pr9" style:family="presentation" style:parent-style-name="TWU_20_Slide-notes">
      <style:graphic-properties draw:fill-color="#ffffff" fo:min-height="12.32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0.6cm" fo:margin-right="0cm" fo:text-indent="-0.6cm"/>
      <style:text-properties fo:font-size="16pt"/>
    </style:style>
    <style:style style:name="P5" style:family="paragraph">
      <style:paragraph-properties fo:margin-left="3.6cm" fo:margin-right="0cm" fo:text-indent="-0.6cm"/>
    </style:style>
    <style:style style:name="P6" style:family="paragraph">
      <style:paragraph-properties fo:margin-left="3.6cm" fo:margin-right="0cm" fo:margin-top="0cm" fo:margin-bottom="0.3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7" style:family="paragraph">
      <style:paragraph-properties fo:margin-left="4.8cm" fo:margin-right="0cm" fo:margin-top="0cm" fo:margin-bottom="0.2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8" style:family="paragraph">
      <style:paragraph-properties fo:margin-left="6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9" style:family="paragraph">
      <style:paragraph-properties text:enable-numbering="false" fo:margin-left="3.6cm" fo:margin-right="0cm" fo:text-indent="-0.6cm"/>
    </style:style>
    <style:style style:name="T1" style:family="text">
      <style:text-properties fo:color="#23ff23"/>
    </style:style>
    <style:style style:name="T2" style:family="text">
      <style:text-properties fo:color="#ffff00"/>
    </style:style>
    <style:style style:name="T3" style:family="text">
      <style:text-properties fo:color="#ffffff"/>
    </style:style>
    <style:style style:name="T4" style:family="text">
      <style:text-properties fo:color="#23ff23" fo:font-size="22pt" fo:font-weight="bold" style:font-size-asian="22pt" style:font-weight-asian="bold" style:font-size-complex="22pt" style:font-weight-complex="bold"/>
    </style:style>
    <style:style style:name="T5" style:family="text">
      <style:text-properties fo:color="#ffcc99" fo:font-size="22pt" fo:font-weight="bold" style:font-size-asian="22pt" style:font-weight-asian="bold" style:font-size-complex="22pt" style:font-weight-complex="bold"/>
    </style:style>
    <style:style style:name="T6" style:family="text">
      <style:text-properties fo:color="#23ff23" fo:font-weight="bold" style:font-weight-asian="bold" style:font-weight-complex="bold"/>
    </style:style>
    <style:style style:name="T7" style:family="text">
      <style:text-properties fo:color="#ccccff"/>
    </style:style>
    <style:style style:name="T8" style:family="text">
      <style:text-properties fo:color="#23ff23" fo:font-size="22pt" style:font-size-asian="22pt" style:font-size-complex="22pt"/>
    </style:style>
    <style:style style:name="T9" style:family="text">
      <style:text-properties fo:color="#23ff23" style:text-outline="false" style:text-line-through-style="none" style:text-position="0% 100%" fo:font-family="'Lucida Sans'" style:font-style-name="Regular" style:font-pitch="variable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fo:color="#23ff23" style:text-outline="false" style:text-line-through-style="none" style:text-position="0% 100%" fo:font-family="'Lucida Sans'" style:font-style-name="Regular" style:font-pitch="variable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20pt" style:language-asian="en" style:country-asian="US" style:font-style-asian="normal" style:font-weight-asian="normal" style:font-family-complex="Tahoma" style:font-pitch-complex="variable" style:font-size-complex="20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fo:color="#ffcc99" fo:font-weight="bold" style:font-weight-asian="bold" style:font-weight-complex="bold"/>
    </style:style>
    <style:style style:name="T12" style:family="text">
      <style:text-properties fo:color="#23ff23" fo:font-size="24pt" fo:font-weight="bold" style:font-size-asian="24pt" style:font-weight-asian="bold" style:font-size-complex="24pt" style:font-weight-complex="bold"/>
    </style:style>
    <style:style style:name="T13" style:family="text">
      <style:text-properties fo:color="#ffcc99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9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85%"/>
      </text:list-level-style-bullet>
      <text:list-level-style-bullet text:level="3" text:bullet-char="">
        <style:list-level-properties text:space-before="1.016cm" text:min-label-width="0.61cm"/>
        <style:text-properties fo:font-family="StarSymbol" style:font-charset="x-symbol" fo:color="#33cc66" fo:font-size="80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fo:color="#ffffff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ffffff" fo:font-size="6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ffffff" fo:font-size="6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ffffff" fo:font-size="6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ffffff" fo:font-size="6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ffffff" fo:font-size="60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ffff" fo:font-size="60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MPT166: JUnit, scope</presentation:footer-decl>
      <presentation:footer-decl presentation:name="ftr2">CMPTxxxx</presentation:footer-decl>
      <presentation:date-time-decl presentation:name="dtd1" presentation:source="fixed">25 Jan 2010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 presentation:user-transformed="true">
          <draw:text-box>
            <text:p text:style-name="P1">'static', JUnit, Scope, and References</text:p>
          </draw:text-box>
        </draw:frame>
        <draw:frame presentation:style-name="pr2" draw:text-style-name="P1" draw:layer="layout" svg:width="20.32cm" svg:height="10.216cm" svg:x="3.175cm" svg:y="8.558cm" presentation:class="subtitle" presentation:user-transformed="true">
          <draw:text-box>
            <text:p text:style-name="P1">25 Jan 2010</text:p>
            <text:p text:style-name="P1">CMPT166</text:p>
            <text:p text:style-name="P1">Dr. Sean Ho</text:p>
            <text:p text:style-name="P1">Trinity Western University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static keyword</text:p>
          </draw:text-box>
        </draw:frame>
        <draw:frame presentation:style-name="pr5" draw:text-style-name="P3" draw:layer="layout" svg:width="25.199cm" svg:height="15.309cm" svg:x="1.4cm" svg:y="4.507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p text:style-name="P1"><text:span text:style-name="T1">public static void main( String args[] ) {</text:span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1">static</text:span> keyword: <text:span text:style-name="T2">class attribute</text:span></text:p>
                <text:list>
                  <text:list-item>
                    <text:p text:style-name="P1"><text:span text:style-name="T2">Shared</text:span> by all instances of this class</text:p>
                    <text:list>
                      <text:list-item>
                        <text:p text:style-name="P1">vs. <text:span text:style-name="T2">instance</text:span> attribute: <text:span text:style-name="T2">separate</text:span> for each object</text:p>
                      </text:list-item>
                    </text:list>
                  </text:list-item>
                  <text:list-item>
                    <text:p text:style-name="P1">Exists <text:span text:style-name="T2">before</text:span> class is instantiated</text:p>
                    <text:list>
                      <text:list-item>
                        <text:p text:style-name="P1">Invoke <text:span text:style-name="T2">class methods</text:span> as: <text:span text:style-name="T1">ClassName.method()</text:span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2">Running</text:span> a class vs. <text:span text:style-name="T2">instantiating</text:span> a class:</text:p>
                <text:list>
                  <text:list-item>
                    <text:p text:style-name="P1"><text:span text:style-name="T2">Run</text:span> a class from JRE: <text:span text:style-name="T1">java MyClass</text:span></text:p>
                    <text:list>
                      <text:list-item>
                        <text:p text:style-name="P1">No instances made, just <text:span text:style-name="T1">MyClass.main()</text:span> invoked</text:p>
                      </text:list-item>
                    </text:list>
                  </text:list-item>
                  <text:list-item>
                    <text:p text:style-name="P1"><text:span text:style-name="T2">Instantiating</text:span>: <text:span text:style-name="T1">new MyClass()</text:span></text:p>
                    <text:list>
                      <text:list-item>
                        <text:p text:style-name="P1"><text:span text:style-name="T2">Constructor</text:span> is run, <text:span text:style-name="T1">main()</text:span> is not ru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static import</text:p>
          </draw:text-box>
        </draw:frame>
        <draw:frame presentation:style-name="pr5" draw:text-style-name="P5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p text:style-name="P1"><text:span text:style-name="T1">import static java.lang.Math.*;</text:span></text:p>
                      </text:list-item>
                    </text:list>
                  </text:list-item>
                </text:list>
              </text:list-item>
              <text:list-item>
                <text:p text:style-name="P1">Import all <text:span text:style-name="T2">static</text:span> members of a class</text:p>
              </text:list-item>
              <text:list-item>
                <text:p text:style-name="P1">Brings static variables/methods into current <text:span text:style-name="T2">namespace</text:span>:</text:p>
                <text:list>
                  <text:list-item>
                    <text:list>
                      <text:list-item>
                        <text:p text:style-name="P1"><text:span text:style-name="T1">sqrt( 36.0 ); </text:span><text:span text:style-name="T3">instead of</text:span><text:span text:style-name="T1"> Math.sqrt( 36.0 );</text:span></text:p>
                      </text:list-item>
                      <text:list-item>
                        <text:p text:style-name="P1"><text:span text:style-name="T1">log( E );</text:span><text:span text:style-name="T3"> instead of </text:span><text:span text:style-name="T1">Math.log( Math.E );</text:span></text:p>
                      </text:list-item>
                    </text:list>
                  </text:list-item>
                </text:list>
              </text:list-item>
              <text:list-item>
                <text:p text:style-name="P1">Can also bring in <text:span text:style-name="T2">one</text:span> particular member:</text:p>
                <text:list>
                  <text:list-item>
                    <text:list>
                      <text:list-item>
                        <text:p text:style-name="P1"><text:span text:style-name="T1">import static java.lang.Math.sqrt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3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927cm" svg:x="1cm" svg:y="0.462cm" presentation:class="title">
          <draw:text-box>
            <text:p>Class design: testbed</text:p>
          </draw:text-box>
        </draw:frame>
        <draw:frame presentation:style-name="pr8" draw:layer="layout" svg:width="25.199cm" svg:height="14.533cm" svg:x="1.4cm" svg:y="4.507cm" presentation:class="outline" presentation:user-transformed="true">
          <draw:text-box>
            <text:list text:style-name="L2">
              <text:list-item>
                <text:p><text:span text:style-name="T2">Main</text:span> class (<text:span text:style-name="T1">Student</text:span>): <text:span text:style-name="T2">attribs</text:span>, <text:span text:style-name="T2">methods</text:span>, constr.</text:p>
                <text:list>
                  <text:list-item>
                    <text:list>
                      <text:list-item>
                        <text:p><text:span text:style-name="T4">public class </text:span><text:span text:style-name="T5">Student</text:span><text:span text:style-name="T4"> {</text:span></text:p>
                        <text:list>
                          <text:list-item>
                            <text:p><text:span text:style-name="T4">String </text:span><text:span text:style-name="T5">name</text:span><text:span text:style-name="T4">;</text:span></text:p>
                          </text:list-item>
                          <text:list-item>
                            <text:p><text:span text:style-name="T4">short </text:span><text:span text:style-name="T5">ID</text:span><text:span text:style-name="T4">;</text:span></text:p>
                          </text:list-item>
                          <text:list-item>
                            <text:p><text:span text:style-name="T4">public </text:span><text:span text:style-name="T5">Student()</text:span><text:span text:style-name="T4"> {…}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">Testbed</text:span> class (<text:span text:style-name="T1">StudentTest</text:span>):</text:p>
                <text:list>
                  <text:list-item>
                    <text:p><text:span text:style-name="T1">main</text:span>() and other methods create <text:span text:style-name="T2">instances</text:span> of <text:span text:style-name="T1">Student</text:span> and call methods:</text:p>
                    <text:list>
                      <text:list-item>
                        <text:p><text:span text:style-name="T4">public class </text:span><text:span text:style-name="T5">StudentTest</text:span><text:span text:style-name="T4"> {</text:span></text:p>
                        <text:list>
                          <text:list-item>
                            <text:p><text:span text:style-name="T4">public static void </text:span><text:span text:style-name="T5">main</text:span><text:span text:style-name="T4">( String args[] ) {</text:span></text:p>
                            <text:list>
                              <text:list-item>
                                <text:p><text:span text:style-name="T4">Student s1 = </text:span><text:span text:style-name="T5">new Student()</text:span><text:span text:style-name="T4">;</text:span></text:p>
                              </text:list-item>
                              <text:list-item>
                                <text:p><text:span text:style-name="T4">s1.setName(“Joe Smith”);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927cm" svg:x="1cm" svg:y="0.462cm" presentation:class="title">
          <draw:text-box>
            <text:p>Unit testing with JUnit4</text:p>
          </draw:text-box>
        </draw:frame>
        <draw:frame presentation:style-name="pr8" draw:layer="layout" svg:width="25.199cm" svg:height="14.236cm" svg:x="1.4cm" svg:y="4.507cm" presentation:class="outline" presentation:user-transformed="true">
          <draw:text-box>
            <text:list text:style-name="L2">
              <text:list-item>
                <text:p>Create a separate <text:span text:style-name="T2">class</text:span> to hold your <text:span text:style-name="T2">testcases</text:span></text:p>
                <text:list>
                  <text:list-item>
                    <text:list>
                      <text:list-item>
                        <text:p><text:span text:style-name="T6">import org.junit.Test;</text:span></text:p>
                      </text:list-item>
                      <text:list-item>
                        <text:p><text:span text:style-name="T6">import static org.junit.Assert.*;</text:span></text:p>
                      </text:list-item>
                    </text:list>
                  </text:list-item>
                </text:list>
              </text:list-item>
              <text:list-item>
                <text:p>Each test case is a <text:span text:style-name="T2">method</text:span>: declare with <text:span text:style-name="T1">@Test</text:span></text:p>
                <text:list>
                  <text:list-item>
                    <text:p>Create some <text:span text:style-name="T2">objects</text:span> from your class</text:p>
                  </text:list-item>
                  <text:list-item>
                    <text:p>Call some <text:span text:style-name="T2">methods</text:span> on your objects</text:p>
                  </text:list-item>
                  <text:list-item>
                    <text:p>Make <text:span text:style-name="T2">assertions</text:span>: <text:span text:style-name="T1">assertEquals( </text:span>a<text:span text:style-name="T1">, </text:span>b<text:span text:style-name="T1"> );</text:span></text:p>
                  </text:list-item>
                </text:list>
              </text:list-item>
              <text:list-item>
                <text:p><text:span text:style-name="T2">Run</text:span> the test cases:</text:p>
                <text:list>
                  <text:list-item>
                    <text:p>In Eclipse: <text:span text:style-name="T7">New</text:span> → <text:span text:style-name="T7">JUnit Test Case</text:span>, and <text:span text:style-name="T7">Run</text:span></text:p>
                  </text:list-item>
                  <text:list-item>
                    <text:p><text:span text:style-name="T8">org.junit.runner.JUnitCore.runClasses( TestClass1.class );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Scope vs. duration</text:p>
          </draw:text-box>
        </draw:frame>
        <draw:frame presentation:style-name="pr5" draw:text-style-name="P3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1">The <text:span text:style-name="T2">duration</text:span> (lifetime) of an identifier is the runtime period <text:span text:style-name="T2">when</text:span> it exists in memory</text:p>
                <text:list>
                  <text:list-item>
                    <text:p text:style-name="P1"><text:span text:style-name="T2">Automatic</text:span> duration</text:p>
                    <text:list>
                      <text:list-item>
                        <text:p text:style-name="P1"><text:span text:style-name="T2">Local</text:span> variables disappear when block finishes</text:p>
                      </text:list-item>
                    </text:list>
                  </text:list-item>
                  <text:list-item>
                    <text:p text:style-name="P1"><text:span text:style-name="T2">Static</text:span> duration</text:p>
                    <text:list>
                      <text:list-item>
                        <text:p text:style-name="P1">As long as the <text:span text:style-name="T2">object</text:span>/module/program exists</text:p>
                      </text:list-item>
                    </text:list>
                  </text:list-item>
                </text:list>
              </text:list-item>
              <text:list-item>
                <text:p text:style-name="P1">The <text:span text:style-name="T2">scope</text:span> of an identifier is the lexical extent <text:span text:style-name="T2">where</text:span> it can be referenced</text:p>
                <text:list>
                  <text:list-item>
                    <text:p text:style-name="P1"><text:span text:style-name="T2">Block</text:span> scope</text:p>
                  </text:list-item>
                  <text:list-item>
                    <text:p text:style-name="P1"><text:span text:style-name="T2">Class</text:span> scope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6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Scope example</text:p>
          </draw:text-box>
        </draw:frame>
        <draw:frame presentation:style-name="pr5" draw:text-style-name="P9" draw:layer="layout" svg:width="25.199cm" svg:height="14.267cm" svg:x="1.4cm" svg:y="4.507cm" presentation:class="outline" presentation:user-transformed="true">
          <draw:text-box>
            <text:p text:style-name="P6"><text:span text:style-name="T9">public class ScopeExample {</text:span></text:p>
            <text:p text:style-name="P7"><text:span text:style-name="T10">int numApples = 0;</text:span><text:span text:style-name="T10"><text:tab/></text:span><text:span text:style-name="T10"><text:tab/></text:span><text:span text:style-name="T10"><text:tab/></text:span><text:span text:style-name="T10">// class scope</text:span></text:p>
            <text:p text:style-name="P7"><text:span text:style-name="T10">public void listApples() {</text:span></text:p>
            <text:p text:style-name="P8"><text:span text:style-name="T10">int counter = 0;</text:span><text:span text:style-name="T10"><text:tab/></text:span><text:span text:style-name="T10"><text:tab/></text:span><text:span text:style-name="T10"><text:tab/></text:span><text:span text:style-name="T10">// block scope</text:span></text:p>
            <text:p text:style-name="P7"><text:span text:style-name="T10">}</text:span></text:p>
            <text:p text:style-name="P6"><text:span text:style-name="T9">}</text:span></text:p>
            <text:list text:style-name="L2">
              <text:list-item>
                <text:p text:style-name="P1"><text:span text:style-name="T1">numApples</text:span> is an <text:span text:style-name="T2">instance</text:span> variable with <text:span text:style-name="T2">class</text:span> scope: accessible to all <text:span text:style-name="T2">methods</text:span> of this class</text:p>
              </text:list-item>
              <text:list-item>
                <text:p text:style-name="P1"><text:span text:style-name="T1">counter</text:span> is a <text:span text:style-name="T2">local</text:span> variable with <text:span text:style-name="T2">block</text:span> scope: not accessible outside the <text:span text:style-name="T1">listApples()</text:span> method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7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927cm" svg:x="1cm" svg:y="0.462cm" presentation:class="title">
          <draw:text-box>
            <text:p>Wrapper classes</text:p>
          </draw:text-box>
        </draw:frame>
        <draw:frame presentation:style-name="pr8" draw:layer="layout" svg:width="25.199cm" svg:height="14.047cm" svg:x="1.4cm" svg:y="4.507cm" presentation:class="outline" presentation:user-transformed="true">
          <draw:text-box>
            <text:list text:style-name="L2">
              <text:list-item>
                <text:p>Java is <text:span text:style-name="T2">OO</text:span>: “everything is an object”</text:p>
                <text:list>
                  <text:list-item>
                    <text:p>What about <text:span text:style-name="T2">primitive</text:span> types: <text:span text:style-name="T1">int</text:span>, <text:span text:style-name="T1">char</text:span>, etc.?</text:p>
                  </text:list-item>
                </text:list>
              </text:list-item>
              <text:list-item>
                <text:p><text:span text:style-name="T2">Wrapper</text:span> classes: <text:span text:style-name="T1">Integer</text:span>, <text:span text:style-name="T1">Character</text:span>, <text:span text:style-name="T1">Double</text:span>, …</text:p>
                <text:list>
                  <text:list-item>
                    <text:p>Auto-<text:span text:style-name="T2">boxing</text:span>/unboxing:</text:p>
                    <text:list>
                      <text:list-item>
                        <text:p><text:span text:style-name="T6">Integer numApples = 15;</text:span></text:p>
                      </text:list-item>
                      <text:list-item>
                        <text:p><text:span text:style-name="T6">int numA = numApples;</text:span></text:p>
                      </text:list-item>
                    </text:list>
                  </text:list-item>
                </text:list>
              </text:list-item>
              <text:list-item>
                <text:p><text:span text:style-name="T2">Static</text:span> methods to <text:span text:style-name="T2">convert</text:span> to/from Strings:</text:p>
                <text:list>
                  <text:list-item>
                    <text:list>
                      <text:list-item>
                        <text:p><text:span text:style-name="T6">int numA = Integer.parseInt(“12.58”);</text:span></text:p>
                      </text:list-item>
                      <text:list-item>
                        <text:p><text:span text:style-name="T6">Double.toString(12.58);</text:span></text:p>
                      </text:list-item>
                    </text:list>
                  </text:list-item>
                </text:list>
              </text:list-item>
              <text:list-item>
                <text:p>Can define <text:span text:style-name="T1">.toString()</text:span> for <text:span text:style-name="T2">any</text:span> class (Py: <text:span text:style-name="T1">__str__</text:span>)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8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927cm" svg:x="1cm" svg:y="0.462cm" presentation:class="title" presentation:user-transformed="true">
          <draw:text-box>
            <text:p>References and copy construct.</text:p>
          </draw:text-box>
        </draw:frame>
        <draw:frame presentation:style-name="pr8" draw:layer="layout" svg:width="25.199cm" svg:height="14.016cm" svg:x="1.4cm" svg:y="4.507cm" presentation:class="outline">
          <draw:text-box>
            <text:list text:style-name="L2">
              <text:list-item>
                <text:p>Straight <text:span text:style-name="T2">assignment</text:span> of objects merely makes an <text:span text:style-name="T2">alias</text:span> (reference):</text:p>
                <text:list>
                  <text:list-item>
                    <text:list>
                      <text:list-item>
                        <text:p><text:span text:style-name="T6">Student joe = new Student(“Joe Smith”);</text:span></text:p>
                      </text:list-item>
                      <text:list-item>
                        <text:p><text:span text:style-name="T6">Student jane = joe;</text:span><text:span text:style-name="T6"><text:tab/></text:span><text:span text:style-name="T6"><text:tab/></text:span><text:span text:style-name="T6"><text:tab/></text:span><text:span text:style-name="T11">// alias</text:span></text:p>
                      </text:list-item>
                    </text:list>
                  </text:list-item>
                </text:list>
              </text:list-item>
              <text:list-item>
                <text:p>How to implement deep copy? <text:span text:style-name="T2">Copy constructor</text:span></text:p>
                <text:list>
                  <text:list-item>
                    <text:p><text:span text:style-name="T2">Overload</text:span> constructor to accept another object of the <text:span text:style-name="T2">same type</text:span>:</text:p>
                    <text:list>
                      <text:list-item>
                        <text:p><text:span text:style-name="T12">public Student(String name) { … }</text:span></text:p>
                      </text:list-item>
                      <text:list-item>
                        <text:p><text:span text:style-name="T12">public Student(</text:span><text:span text:style-name="T13">Student orig</text:span><text:span text:style-name="T12">) {</text:span><text:span text:style-name="T13"><text:tab/></text:span><text:span text:style-name="T13">// copy constr.</text:span></text:p>
                        <text:list>
                          <text:list-item>
                            <text:p><text:span text:style-name="T12">name = orig.name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9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927cm" svg:x="1cm" svg:y="0.462cm" presentation:class="title">
          <draw:text-box>
            <text:p>Overloaded constructors</text:p>
          </draw:text-box>
        </draw:frame>
        <draw:frame presentation:style-name="pr8" draw:layer="layout" svg:width="25.199cm" svg:height="14.283cm" svg:x="1.4cm" svg:y="4.507cm" presentation:class="outline" presentation:user-transformed="true">
          <draw:text-box>
            <text:list text:style-name="L2">
              <text:list-item>
                <text:p>In summary, any well-designed <text:span text:style-name="T2">class</text:span> that stores data (attributes) ought to have:</text:p>
              </text:list-item>
              <text:list-item>
                <text:p><text:span text:style-name="T1">Private</text:span> (or <text:span text:style-name="T1">protected</text:span>) <text:span text:style-name="T2">attributes</text:span></text:p>
              </text:list-item>
              <text:list-item>
                <text:p><text:span text:style-name="T1">Public</text:span> <text:span text:style-name="T2">set/get </text:span>methods as appropriate</text:p>
              </text:list-item>
              <text:list-item>
                <text:p>Several overloaded <text:span text:style-name="T2">constructors</text:span>:</text:p>
                <text:list>
                  <text:list-item>
                    <text:p>Using <text:span text:style-name="T2">args</text:span> to initialize attributes</text:p>
                  </text:list-item>
                  <text:list-item>
                    <text:p>With fewer or <text:span text:style-name="T2">no</text:span> args (using default values)</text:p>
                  </text:list-item>
                  <text:list-item>
                    <text:p>With a single object of same type<text:line-break/>(<text:span text:style-name="T2">copy constructor</text:span>)</text:p>
                  </text:list-item>
                </text:list>
              </text:list-item>
              <text:list-item>
                <text:p>Other <text:span text:style-name="T1">public</text:span> <text:span text:style-name="T2">methods</text:span> for desired functionality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0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TWU_20_Blue" draw:display-name="TWU Blue" draw:style="linear" draw:start-color="#014e6b" draw:end-color="#bad0d8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standard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TWU_20_Slide-background" style:display-name="TWU Slide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TWU_20_Slide-backgroundobjects" style:display-name="TWU Slide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6pt" fo:text-shadow="none" fo:font-weight="bold"/>
    </style:style>
    <style:style style:name="TWU_20_Slide-notes" style:display-name="TWU Slide-notes" style:family="presentation">
      <style:graphic-properties draw:stroke="none" draw:fill="none">
        <text:list-style style:name="TWU_20_Slide-notes" style:display-name="TWU Slid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0_Slide-outline1" style:display-name="TWU Slide-outline1" style:family="presentation">
      <style:graphic-properties draw:stroke="none" draw:fill="none">
        <text:list-style style:name="TWU_20_Slide-outline1" style:display-name="TWU Slid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9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85%"/>
          </text:list-level-style-bullet>
          <text:list-level-style-bullet text:level="3" text:bullet-char="">
            <style:list-level-properties text:space-before="1.016cm" text:min-label-width="0.61cm"/>
            <style:text-properties fo:font-family="StarSymbol" style:font-charset="x-symbol" fo:color="#33cc66" fo:font-size="80%"/>
          </text:list-level-style-bullet>
          <text:list-level-style-bullet text:level="4" text:bullet-char="➢">
            <style:list-level-properties text:space-before="4.2cm" text:min-label-width="0.6cm"/>
            <style:text-properties fo:font-family="StarSymbol" style:font-charset="x-symbol" fo:color="#ffffff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ffffff" fo:font-size="6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ffffff" fo:font-size="6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ffffff" fo:font-size="6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ffffff" fo:font-size="6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ffffff" fo:font-size="6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60%"/>
          </text:list-level-style-bullet>
        </text:list-style>
      </style:graphic-properties>
      <style:paragraph-properties fo:margin-left="0cm" fo:margin-right="0cm" fo:margin-top="0cm" fo:margin-bottom="0.436cm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0_Slide-outline2" style:display-name="TWU Slide-outline2" style:family="presentation" style:parent-style-name="TWU_20_Slide-outline1">
      <style:paragraph-properties fo:margin-left="0.508cm" fo:margin-right="0cm" fo:margin-top="0cm" fo:margin-bottom="0.356cm" fo:text-indent="0cm"/>
      <style:text-properties fo:font-size="28pt" style:font-size-asian="28pt" style:font-size-complex="28pt"/>
    </style:style>
    <style:style style:name="TWU_20_Slide-outline3" style:display-name="TWU Slide-outline3" style:family="presentation" style:parent-style-name="TWU_20_Slide-outline2">
      <style:paragraph-properties fo:margin-left="1.016cm" fo:margin-right="0cm" fo:margin-top="0cm" fo:margin-bottom="0.3cm" fo:text-indent="0cm"/>
      <style:text-properties fo:font-size="24pt" style:font-size-asian="24pt" style:font-size-complex="24pt"/>
    </style:style>
    <style:style style:name="TWU_20_Slide-outline4" style:display-name="TWU Slide-outline4" style:family="presentation" style:parent-style-name="TWU_20_Slide-outline3">
      <style:paragraph-properties fo:margin-left="1.524cm" fo:margin-right="0cm" fo:margin-top="0cm" fo:margin-bottom="0.2cm" fo:text-indent="0cm"/>
      <style:text-properties fo:font-size="20pt" style:font-size-asian="20pt" style:font-size-complex="20pt"/>
    </style:style>
    <style:style style:name="TWU_20_Slide-outline5" style:display-name="TWU Slide-outline5" style:family="presentation" style:parent-style-name="TWU_20_Slide-outline4">
      <style:paragraph-properties fo:margin-left="2.032cm" fo:margin-right="0cm" fo:margin-top="0cm" fo:margin-bottom="0.1cm" fo:text-indent="0cm"/>
      <style:text-properties fo:font-size="20pt" style:font-size-asian="20pt" style:font-size-complex="20pt"/>
    </style:style>
    <style:style style:name="TWU_20_Slide-outline6" style:display-name="TWU Slide-outline6" style:family="presentation" style:parent-style-name="TWU_20_Slide-outline5">
      <style:paragraph-properties fo:margin-left="2.54cm" fo:margin-right="0cm" fo:margin-top="0cm" fo:margin-bottom="0.1cm" fo:text-indent="0cm"/>
      <style:text-properties fo:font-size="20pt" style:font-size-asian="20pt" style:font-size-complex="20pt"/>
    </style:style>
    <style:style style:name="TWU_20_Slide-outline7" style:display-name="TWU Slide-outline7" style:family="presentation" style:parent-style-name="TWU_20_Slide-outline6">
      <style:paragraph-properties fo:margin-left="3.048cm" fo:margin-right="0cm" fo:margin-top="0cm" fo:margin-bottom="0.1cm" fo:text-indent="0cm"/>
      <style:text-properties fo:font-size="20pt" style:font-size-asian="20pt" style:font-size-complex="20pt"/>
    </style:style>
    <style:style style:name="TWU_20_Slide-outline8" style:display-name="TWU Slide-outline8" style:family="presentation" style:parent-style-name="TWU_20_Slide-outline7">
      <style:paragraph-properties fo:margin-left="3.556cm" fo:margin-right="0cm" fo:margin-top="0cm" fo:margin-bottom="0.1cm" fo:text-indent="0cm"/>
      <style:text-properties fo:font-size="20pt" style:font-size-asian="20pt" style:font-size-complex="20pt"/>
    </style:style>
    <style:style style:name="TWU_20_Slide-outline9" style:display-name="TWU Slide-outline9" style:family="presentation" style:parent-style-name="TWU_20_Slide-outline8">
      <style:paragraph-properties fo:margin-left="4.064cm" fo:margin-right="0cm" fo:margin-top="0cm" fo:margin-bottom="0.1cm" fo:text-indent="0cm"/>
      <style:text-properties fo:font-size="20pt" style:font-size-asian="20pt" style:font-size-complex="20pt"/>
    </style:style>
    <style:style style:name="TWU_20_Slide-subtitle" style:display-name="TWU Slide-subtitle" style:family="presentation">
      <style:graphic-properties draw:stroke="none" draw:fill="none" draw:textarea-vertical-align="middle">
        <text:list-style style:name="TWU_20_Slide-subtitle" style:display-name="TWU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0_Slide-title" style:display-name="TWU Slide-title" style:family="presentation">
      <style:graphic-properties draw:stroke="none" draw:fill="none" draw:textarea-vertical-align="middle">
        <text:list-style style:name="TWU_20_Slide-title" style:display-name="TWU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troke="none" draw:fill="none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xi Sans'" style:font-style-name="Regular" style:font-family-generic="swiss" style:font-pitch="variable" fo:font-size="16pt" fo:font-weight="bold"/>
    </style:style>
    <style:style style:name="TWU_25_20Lecture-notes" style:display-name="TWU%20Lecture-notes" style:family="presentation">
      <style:graphic-properties draw:stroke="none" draw:fill="none">
        <text:list-style style:name="TWU_25_20Lecture-notes" style:display-name="TWU%20Lectur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 style:name="TWU_25_20Lecture-outline1" style:display-name="TWU%20Lectur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7cm" fo:text-indent="0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 style:name="TWU_25_20Lecture-subtitle" style:display-name="TWU%20Lectu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title" style:display-name="TWU%20Lecture-title" style:family="presentation">
      <style:graphic-properties draw:stroke="none" draw:fill="none" draw:textarea-vertical-align="bottom">
        <text:list-style style:name="TWU_25_20Lecture-title" style:display-name="TWU%20Lectu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Mdp2" style:family="drawing-page">
      <style:drawing-page-properties draw:background-size="border" draw:fill="bitmap" draw:fill-image-name="TWU_20_Swoosh" style:repeat="stretch"/>
    </style:style>
    <style:style style:name="Mdp3" style:family="drawing-page">
      <style:drawing-page-properties presentation:display-header="fals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gradient" draw:fill-color="#99ccff" draw:fill-gradient-name="TWU_20_Blue" draw:fill-hatch-name="Black_20_0_20_Degrees" draw:fill-image-name="Empty" draw:opacity-name="" draw:textarea-horizontal-align="center" draw:textarea-vertical-align="middle" draw:shadow-offset-x="0.305cm" draw:shadow-offset-y="0.305cm"/>
    </style:style>
    <style:style style:name="M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Mpr1" style:family="presentation" style:parent-style-name="TWU_20_Slide-title">
      <style:graphic-properties draw:fill-color="#ffffff" draw:auto-grow-height="false" fo:min-height="3.507cm"/>
    </style:style>
    <style:style style:name="Mpr2" style:family="presentation" style:parent-style-name="TWU_20_Slide-outline1">
      <style:graphic-properties draw:fill-color="#ffffff" draw:auto-grow-height="false" fo:min-height="13.86cm"/>
    </style:style>
    <style:style style:name="Mpr3" style:family="presentation" style:parent-style-name="TWU_20_Slide-backgroundobjects">
      <style:graphic-properties draw:auto-grow-height="false" fo:min-height="1.449cm"/>
    </style:style>
    <style:style style:name="Mpr4" style:family="presentation" style:parent-style-name="TWU_20_Slide-backgroundobjects">
      <style:graphic-properties draw:auto-grow-height="true" fo:min-height="1.449cm"/>
    </style:style>
    <style:style style:name="Mpr5" style:family="presentation" style:parent-style-name="TWU_20_Slide-backgroundobjects">
      <style:graphic-properties draw:stroke="none" draw:opacity-name="Transparency_20_2" draw:textarea-horizontal-align="center" draw:textarea-vertical-align="middle"/>
    </style:style>
    <style:style style:name="Mpr6" style:family="presentation" style:parent-style-name="TWU_20_Slide-backgroundobjects">
      <style:graphic-properties draw:stroke="none" draw:fill="none" draw:fill-color="#ffffff" draw:auto-grow-height="false" fo:min-height="1.397cm"/>
    </style:style>
    <style:style style:name="Mpr7" style:family="presentation" style:parent-style-name="TWU_20_Slide-backgroundobjects">
      <style:graphic-properties draw:stroke="none" draw:fill="none" draw:fill-color="#ffffff" draw:textarea-vertical-align="bottom" draw:auto-grow-height="false" fo:min-height="1.397cm"/>
    </style:style>
    <style:style style:name="Mpr8" style:family="presentation" style:parent-style-name="TWU_25_20Lecture-title">
      <style:graphic-properties draw:fill-color="#ffffff" draw:auto-grow-height="false" fo:min-height="3.507cm"/>
    </style:style>
    <style:style style:name="Mpr9" style:family="presentation" style:parent-style-name="TWU_25_20Lecture-outline1">
      <style:graphic-properties draw:fill-color="#ffffff" draw:auto-grow-height="false" fo:min-height="13.86cm"/>
    </style:style>
    <style:style style:name="Mpr10" style:family="presentation" style:parent-style-name="TWU_25_20Lecture-backgroundobjects">
      <style:graphic-properties draw:auto-grow-height="false" fo:min-height="1.449cm"/>
    </style:style>
    <style:style style:name="Mpr11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Mpr12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text-align="center"/>
    </style:style>
    <style:style style:name="MP7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12.124cm" svg:height="1.078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857cm" svg:height="5.143cm" svg:x="1.561cm" svg:y="2.079cm" draw:page-number="1"/>
      <draw:page-thumbnail draw:layer="backgroundobjects" svg:width="6.857cm" svg:height="5.143cm" svg:x="1.561cm" svg:y="8.223cm"/>
      <draw:page-thumbnail draw:layer="backgroundobjects" svg:width="6.857cm" svg:height="5.143cm" svg:x="1.561cm" svg:y="14.367cm"/>
      <draw:page-thumbnail draw:layer="backgroundobjects" svg:width="6.857cm" svg:height="5.143cm" svg:x="10.541cm" svg:y="2.079cm"/>
      <draw:page-thumbnail draw:layer="backgroundobjects" svg:width="6.857cm" svg:height="5.143cm" svg:x="10.541cm" svg:y="8.223cm"/>
      <draw:page-thumbnail draw:layer="backgroundobjects" svg:width="6.857cm" svg:height="5.143cm" svg:x="10.541cm" svg:y="14.367cm"/>
      <draw:page-thumbnail draw:layer="backgroundobjects" svg:width="6.857cm" svg:height="5.143cm" svg:x="19.521cm" svg:y="2.079cm"/>
      <draw:page-thumbnail draw:layer="backgroundobjects" svg:width="6.857cm" svg:height="5.143cm" svg:x="19.521cm" svg:y="8.223cm"/>
      <draw:page-thumbnail draw:layer="backgroundobjects" svg:width="6.857cm" svg:height="5.143cm" svg:x="19.521cm" svg:y="14.367cm"/>
    </style:handout-master>
    <style:master-page style:name="TWU_20_Slide" style:display-name="TWU Slide" style:page-layout-name="PM1" draw:style-name="Mdp1">
      <draw:frame presentation:style-name="Mpr1" draw:text-style-name="MP1" draw:layer="backgroundobjects" svg:width="25.199cm" svg:height="3.177cm" svg:x="1cm" svg:y="0.337cm" presentation:class="title">
        <draw:text-box>
          <text:p text:style-name="MP1">Click to edit the title text format possibly two lines</text:p>
        </draw:text-box>
      </draw:frame>
      <draw:frame presentation:style-name="Mpr2" draw:text-style-name="MP5" draw:layer="backgroundobjects" svg:width="25.199cm" svg:height="14.266cm" svg:x="1.4cm" svg:y="4.507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>Second outline level</text:p>
                  <text:list>
                    <text:list-item>
                      <text:p>Third level</text:p>
                      <text:list>
                        <text:list-item>
                          <text:p>Fourth level</text:p>
                          <text:list>
                            <text:list-item>
                              <text:p>Fifth level</text:p>
                              <text:list>
                                <text:list-item>
                                  <text:p>Sixth level</text:p>
                                  <text:list>
                                    <text:list-item>
                                      <text:p>Seventh level</text:p>
                                      <text:list>
                                        <text:list-item>
                                          <text:p>Eighth level</text:p>
                                          <text:list>
                                            <text:list-item>
                                              <text:p>Ninth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layer="backgroundobjects" svg:width="4.524cm" svg:height="1.449cm" svg:x="19.685cm" svg:y="19.409cm" presentation:class="date-time">
        <draw:text-box>
          <text:p><presentation:date-time/></text:p>
        </draw:text-box>
      </draw:frame>
      <draw:frame presentation:style-name="Mpr4" draw:layer="backgroundobjects" svg:width="14.01cm" svg:height="1.449cm" svg:x="5.04cm" svg:y="19.409cm" presentation:class="footer">
        <draw:text-box>
          <text:p text:style-name="MP6"><presentation:footer/></text:p>
        </draw:text-box>
      </draw:frame>
      <draw:frame presentation:style-name="Mpr3" draw:layer="backgroundobjects" svg:width="2.54cm" svg:height="1.449cm" svg:x="24.765cm" svg:y="19.409cm" presentation:class="page-number">
        <draw:text-box>
          <text:p text:style-name="MP7"><text:page-number>&lt;number&gt;</text:page-number></text:p>
        </draw:text-box>
      </draw:frame>
      <draw:rect presentation:style-name="Mpr5" draw:text-style-name="MP6" draw:layer="backgroundobjects" svg:width="13.477cm" svg:height="0.552cm" svg:x="0cm" svg:y="3.993cm">
        <text:p/>
      </draw:rect>
      <draw:rect draw:style-name="Mgr3" draw:text-style-name="MP6" draw:layer="backgroundobjects" svg:width="9.922cm" svg:height="0.414cm" svg:x="0cm" svg:y="3.621cm">
        <text:p/>
      </draw:rect>
      <draw:g>
        <draw:path draw:style-name="Mgr4" draw:text-style-name="MP6" draw:layer="backgroundobjects" svg:width="1.147cm" svg:height="1.53cm" svg:x="0.198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6" draw:layer="backgroundobjects" svg:width="0.549cm" svg:height="0.319cm" svg:x="0.875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6" draw:layer="backgroundobjects" svg:width="0.553cm" svg:height="0.317cm" svg:x="0.114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6" draw:layer="backgroundobjects" svg:width="0.145cm" svg:height="0.337cm" svg:x="0.434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6" draw:layer="backgroundobjects" svg:width="0.282cm" svg:height="0.462cm" svg:x="0.825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6" draw:layer="backgroundobjects" svg:width="0.283cm" svg:height="0.582cm" svg:x="0.574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6" draw:layer="backgroundobjects" svg:width="0.306cm" svg:height="0.657cm" svg:x="0.563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6" draw:layer="backgroundobjects" svg:width="1.336cm" svg:height="1.572cm" svg:x="0.103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6" draw:layer="backgroundobjects" svg:width="0.588cm" svg:height="0.399cm" svg:x="0.852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6" draw:layer="backgroundobjects" svg:width="0.59cm" svg:height="0.395cm" svg:x="0.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6" draw:layer="backgroundobjects" svg:width="0.171cm" svg:height="0.436cm" svg:x="0.422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6" draw:layer="backgroundobjects" svg:width="0.306cm" svg:height="0.541cm" svg:x="0.813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6" draw:layer="backgroundobjects" svg:width="0.458cm" svg:height="0.487cm" svg:x="4.552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6" draw:layer="backgroundobjects" svg:width="0.458cm" svg:height="0.487cm" svg:x="4.552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6" draw:layer="backgroundobjects" svg:width="0.386cm" svg:height="0.487cm" svg:x="4.251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6" draw:layer="backgroundobjects" svg:width="0.386cm" svg:height="0.487cm" svg:x="4.251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6" draw:layer="backgroundobjects" svg:width="0.162cm" svg:height="0.49cm" svg:x="4.105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6" draw:layer="backgroundobjects" svg:width="0.162cm" svg:height="0.49cm" svg:x="4.105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6" draw:layer="backgroundobjects" svg:width="0.362cm" svg:height="0.514cm" svg:x="3.769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6" draw:layer="backgroundobjects" svg:width="0.362cm" svg:height="0.514cm" svg:x="3.769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6" draw:layer="backgroundobjects" svg:width="0.428cm" svg:height="0.497cm" svg:x="3.434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6" draw:layer="backgroundobjects" svg:width="0.428cm" svg:height="0.497cm" svg:x="3.434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6" draw:layer="backgroundobjects" svg:width="0.342cm" svg:height="0.487cm" svg:x="3.114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6" draw:layer="backgroundobjects" svg:width="0.342cm" svg:height="0.487cm" svg:x="3.114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6" draw:layer="backgroundobjects" svg:width="0.458cm" svg:height="0.51cm" svg:x="2.68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6" draw:layer="backgroundobjects" svg:width="0.458cm" svg:height="0.51cm" svg:x="2.68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6" draw:layer="backgroundobjects" svg:width="0.159cm" svg:height="0.487cm" svg:x="2.527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6" draw:layer="backgroundobjects" svg:width="0.159cm" svg:height="0.487cm" svg:x="2.527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6" draw:layer="backgroundobjects" svg:width="0.494cm" svg:height="0.51cm" svg:x="2.032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6" draw:layer="backgroundobjects" svg:width="0.494cm" svg:height="0.51cm" svg:x="2.032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6" draw:layer="backgroundobjects" svg:width="0.452cm" svg:height="0.497cm" svg:x="1.58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6" draw:layer="backgroundobjects" svg:width="0.452cm" svg:height="0.497cm" svg:x="1.58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6" draw:layer="backgroundobjects" svg:width="0.501cm" svg:height="0.503cm" svg:x="4.021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6" draw:layer="backgroundobjects" svg:width="0.501cm" svg:height="0.503cm" svg:x="4.021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6" draw:layer="backgroundobjects" svg:width="0.443cm" svg:height="0.48cm" svg:x="3.603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6" draw:layer="backgroundobjects" svg:width="0.443cm" svg:height="0.48cm" svg:x="3.603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6" draw:layer="backgroundobjects" svg:width="0.339cm" svg:height="0.48cm" svg:x="3.284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6" draw:layer="backgroundobjects" svg:width="0.339cm" svg:height="0.48cm" svg:x="3.284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6" draw:layer="backgroundobjects" svg:width="0.406cm" svg:height="0.48cm" svg:x="2.872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6" draw:layer="backgroundobjects" svg:width="0.406cm" svg:height="0.48cm" svg:x="2.872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6" draw:layer="backgroundobjects" svg:width="0.375cm" svg:height="0.514cm" svg:x="2.554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6" draw:layer="backgroundobjects" svg:width="0.375cm" svg:height="0.514cm" svg:x="2.554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6" draw:layer="backgroundobjects" svg:width="0.34cm" svg:height="0.483cm" svg:x="2.252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6" draw:layer="backgroundobjects" svg:width="0.34cm" svg:height="0.483cm" svg:x="2.252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6" draw:layer="backgroundobjects" svg:width="0.694cm" svg:height="0.516cm" svg:x="1.58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6" draw:layer="backgroundobjects" svg:width="0.694cm" svg:height="0.516cm" svg:x="1.58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6" draw:layer="backgroundobjects" svg:width="0.459cm" svg:height="0.491cm" svg:x="3.454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6" draw:layer="backgroundobjects" svg:width="0.459cm" svg:height="0.491cm" svg:x="3.454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6" draw:layer="backgroundobjects" svg:width="0.386cm" svg:height="0.491cm" svg:x="3.154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6" draw:layer="backgroundobjects" svg:width="0.386cm" svg:height="0.491cm" svg:x="3.154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6" draw:layer="backgroundobjects" svg:width="0.164cm" svg:height="0.489cm" svg:x="3.006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6" draw:layer="backgroundobjects" svg:width="0.164cm" svg:height="0.489cm" svg:x="3.006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6" draw:layer="backgroundobjects" svg:width="0.501cm" svg:height="0.514cm" svg:x="2.491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6" draw:layer="backgroundobjects" svg:width="0.501cm" svg:height="0.514cm" svg:x="2.491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6" draw:layer="backgroundobjects" svg:width="0.161cm" svg:height="0.489cm" svg:x="2.313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6" draw:layer="backgroundobjects" svg:width="0.161cm" svg:height="0.489cm" svg:x="2.313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6" draw:layer="backgroundobjects" svg:width="0.793cm" svg:height="0.62cm" svg:x="1.927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6" draw:layer="backgroundobjects" svg:width="0.793cm" svg:height="0.62cm" svg:x="1.927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6" draw:layer="backgroundobjects" svg:width="0.387cm" svg:height="0.489cm" svg:x="1.575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6" draw:layer="backgroundobjects" svg:width="0.387cm" svg:height="0.489cm" svg:x="1.575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presentation:notes style:page-layout-name="PM2">
        <draw:page-thumbnail presentation:style-name="TWU_20_Slide-title" draw:layer="backgroundobjects" svg:width="13.968cm" svg:height="10.476cm" svg:x="3.81cm" svg:y="2.123cm" presentation:class="page"/>
        <draw:frame presentation:style-name="TWU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Mdp2">
      <draw:frame presentation:style-name="Mpr8" draw:text-style-name="MP1" draw:layer="backgroundobjects" svg:width="25.199cm" svg:height="4.579cm" svg:x="1.4cm" svg:y="1.737cm" presentation:class="title">
        <draw:text-box>
          <text:p text:style-name="MP1">Click to edit the title text format (possibly on two lines)</text:p>
        </draw:text-box>
      </draw:frame>
      <draw:frame presentation:style-name="Mpr9" draw:text-style-name="MP5" draw:layer="backgroundobjects" svg:width="20.32cm" svg:height="10.215cm" svg:x="3.175cm" svg:y="8.558cm" presentation:class="outline">
        <draw:text-box>
          <text:list text:style-name="ML4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0" draw:layer="backgroundobjects" svg:width="5.253cm" svg:height="1.449cm" svg:x="19.05cm" svg:y="19.131cm" presentation:class="date-time">
        <draw:text-box>
          <text:p><presentation:date-time/></text:p>
        </draw:text-box>
      </draw:frame>
      <draw:frame presentation:style-name="Mpr10" draw:text-style-name="MP6" draw:layer="backgroundobjects" svg:width="13.758cm" svg:height="1.449cm" svg:x="4.657cm" svg:y="19.131cm" presentation:class="footer">
        <draw:text-box>
          <text:p text:style-name="MP6"><presentation:footer/></text:p>
        </draw:text-box>
      </draw:frame>
      <draw:frame presentation:style-name="Mpr10" draw:text-style-name="MP7" draw:layer="backgroundobjects" svg:width="2.433cm" svg:height="1.449cm" svg:x="24.765cm" svg:y="19.131cm" presentation:class="page-number">
        <draw:text-box>
          <text:p text:style-name="MP7"><text:page-number>&lt;number&gt;</text:page-number></text:p>
        </draw:text-box>
      </draw:frame>
      <draw:rect draw:style-name="Mgr3" draw:text-style-name="MP6" draw:layer="backgroundobjects" svg:width="14.8cm" svg:height="0.745cm" svg:x="0cm" svg:y="7.217cm">
        <text:p/>
      </draw:rect>
      <draw:g>
        <draw:path draw:style-name="Mgr4" draw:text-style-name="MP6" draw:layer="backgroundobjects" svg:width="1.147cm" svg:height="1.53cm" svg:x="0.199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6" draw:layer="backgroundobjects" svg:width="0.549cm" svg:height="0.319cm" svg:x="0.876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6" draw:layer="backgroundobjects" svg:width="0.553cm" svg:height="0.317cm" svg:x="0.115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6" draw:layer="backgroundobjects" svg:width="0.145cm" svg:height="0.337cm" svg:x="0.435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6" draw:layer="backgroundobjects" svg:width="0.282cm" svg:height="0.462cm" svg:x="0.826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6" draw:layer="backgroundobjects" svg:width="0.283cm" svg:height="0.582cm" svg:x="0.575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6" draw:layer="backgroundobjects" svg:width="0.306cm" svg:height="0.657cm" svg:x="0.564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6" draw:layer="backgroundobjects" svg:width="1.336cm" svg:height="1.572cm" svg:x="0.104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6" draw:layer="backgroundobjects" svg:width="0.588cm" svg:height="0.399cm" svg:x="0.853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6" draw:layer="backgroundobjects" svg:width="0.59cm" svg:height="0.395cm" svg:x="0.10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6" draw:layer="backgroundobjects" svg:width="0.171cm" svg:height="0.436cm" svg:x="0.423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6" draw:layer="backgroundobjects" svg:width="0.306cm" svg:height="0.541cm" svg:x="0.814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6" draw:layer="backgroundobjects" svg:width="0.458cm" svg:height="0.487cm" svg:x="4.553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6" draw:layer="backgroundobjects" svg:width="0.458cm" svg:height="0.487cm" svg:x="4.553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6" draw:layer="backgroundobjects" svg:width="0.386cm" svg:height="0.487cm" svg:x="4.252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6" draw:layer="backgroundobjects" svg:width="0.386cm" svg:height="0.487cm" svg:x="4.252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6" draw:layer="backgroundobjects" svg:width="0.162cm" svg:height="0.49cm" svg:x="4.106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6" draw:layer="backgroundobjects" svg:width="0.162cm" svg:height="0.49cm" svg:x="4.106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6" draw:layer="backgroundobjects" svg:width="0.362cm" svg:height="0.514cm" svg:x="3.77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6" draw:layer="backgroundobjects" svg:width="0.362cm" svg:height="0.514cm" svg:x="3.77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6" draw:layer="backgroundobjects" svg:width="0.428cm" svg:height="0.497cm" svg:x="3.435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6" draw:layer="backgroundobjects" svg:width="0.428cm" svg:height="0.497cm" svg:x="3.435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6" draw:layer="backgroundobjects" svg:width="0.342cm" svg:height="0.487cm" svg:x="3.115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6" draw:layer="backgroundobjects" svg:width="0.342cm" svg:height="0.487cm" svg:x="3.115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6" draw:layer="backgroundobjects" svg:width="0.458cm" svg:height="0.51cm" svg:x="2.681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6" draw:layer="backgroundobjects" svg:width="0.458cm" svg:height="0.51cm" svg:x="2.681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6" draw:layer="backgroundobjects" svg:width="0.159cm" svg:height="0.487cm" svg:x="2.528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6" draw:layer="backgroundobjects" svg:width="0.159cm" svg:height="0.487cm" svg:x="2.528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6" draw:layer="backgroundobjects" svg:width="0.494cm" svg:height="0.51cm" svg:x="2.033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6" draw:layer="backgroundobjects" svg:width="0.494cm" svg:height="0.51cm" svg:x="2.033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6" draw:layer="backgroundobjects" svg:width="0.452cm" svg:height="0.497cm" svg:x="1.581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6" draw:layer="backgroundobjects" svg:width="0.452cm" svg:height="0.497cm" svg:x="1.581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6" draw:layer="backgroundobjects" svg:width="0.501cm" svg:height="0.503cm" svg:x="4.022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6" draw:layer="backgroundobjects" svg:width="0.501cm" svg:height="0.503cm" svg:x="4.022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6" draw:layer="backgroundobjects" svg:width="0.443cm" svg:height="0.48cm" svg:x="3.604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6" draw:layer="backgroundobjects" svg:width="0.443cm" svg:height="0.48cm" svg:x="3.604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6" draw:layer="backgroundobjects" svg:width="0.339cm" svg:height="0.48cm" svg:x="3.285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6" draw:layer="backgroundobjects" svg:width="0.339cm" svg:height="0.48cm" svg:x="3.285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6" draw:layer="backgroundobjects" svg:width="0.406cm" svg:height="0.48cm" svg:x="2.873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6" draw:layer="backgroundobjects" svg:width="0.406cm" svg:height="0.48cm" svg:x="2.873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6" draw:layer="backgroundobjects" svg:width="0.375cm" svg:height="0.514cm" svg:x="2.555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6" draw:layer="backgroundobjects" svg:width="0.375cm" svg:height="0.514cm" svg:x="2.555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6" draw:layer="backgroundobjects" svg:width="0.34cm" svg:height="0.483cm" svg:x="2.253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6" draw:layer="backgroundobjects" svg:width="0.34cm" svg:height="0.483cm" svg:x="2.253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6" draw:layer="backgroundobjects" svg:width="0.694cm" svg:height="0.516cm" svg:x="1.5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6" draw:layer="backgroundobjects" svg:width="0.694cm" svg:height="0.516cm" svg:x="1.5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6" draw:layer="backgroundobjects" svg:width="0.459cm" svg:height="0.491cm" svg:x="3.455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6" draw:layer="backgroundobjects" svg:width="0.459cm" svg:height="0.491cm" svg:x="3.455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6" draw:layer="backgroundobjects" svg:width="0.386cm" svg:height="0.491cm" svg:x="3.155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6" draw:layer="backgroundobjects" svg:width="0.386cm" svg:height="0.491cm" svg:x="3.155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6" draw:layer="backgroundobjects" svg:width="0.164cm" svg:height="0.489cm" svg:x="3.007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6" draw:layer="backgroundobjects" svg:width="0.164cm" svg:height="0.489cm" svg:x="3.007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6" draw:layer="backgroundobjects" svg:width="0.501cm" svg:height="0.514cm" svg:x="2.492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6" draw:layer="backgroundobjects" svg:width="0.501cm" svg:height="0.514cm" svg:x="2.492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6" draw:layer="backgroundobjects" svg:width="0.161cm" svg:height="0.489cm" svg:x="2.314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6" draw:layer="backgroundobjects" svg:width="0.161cm" svg:height="0.489cm" svg:x="2.314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6" draw:layer="backgroundobjects" svg:width="0.793cm" svg:height="0.62cm" svg:x="1.928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6" draw:layer="backgroundobjects" svg:width="0.793cm" svg:height="0.62cm" svg:x="1.928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6" draw:layer="backgroundobjects" svg:width="0.387cm" svg:height="0.489cm" svg:x="1.576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6" draw:layer="backgroundobjects" svg:width="0.387cm" svg:height="0.489cm" svg:x="1.576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text="urn:oasis:names:tc:opendocument:xmlns:text:1.0" office:version="1.2" grddl:transformation="http://docs.oasis-open.org/office/1.2/xslt/odf2rdf.xsl">
  <office:meta>
    <meta:generator>OpenOffice.org/3.2$Linux OpenOffice.org_project/320m9$Build-9476</meta:generator>
    <meta:creation-date>2010-01-22T11:25:20</meta:creation-date>
    <dc:language>en-US</dc:language>
    <meta:editing-cycles>9</meta:editing-cycles>
    <meta:editing-duration>PT06H50M26S</meta:editing-duration>
    <meta:initial-creator>sean ho</meta:initial-creator>
    <dc:date>2010-01-25T14:33:31</dc:date>
    <dc:creator>sean ho</dc:creator>
    <meta:document-statistic meta:object-count="200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ooo3/user/template/TWU%20Lecture.otp"/>
  </office:meta>
</office:document-meta>
</file>